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11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Hoja de cálculo para la obtención rápida de la posición de la línea en función de la lectura de los sensor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úmero de senso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alor del sensor mapeado entre 0 y 1023</text:p>
          </table:table-cell>
          <table:table-cell office:value-type="float" office:value="0" table:style-name="ce2">
            <text:p>0</text:p>
          </table:table-cell>
          <table:table-cell office:value-type="float" office:value="900" table:style-name="ce2">
            <text:p>900</text:p>
          </table:table-cell>
          <table:table-cell office:value-type="float" office:value="1023" table:style-name="ce2">
            <text:p>102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actor multiplicativo</text:p>
          </table:table-cell>
          <table:table-cell office:value-type="float" office:value="100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alores de sensores por pesos</text:p>
          </table:table-cell>
          <table:table-cell office:value-type="float" office:value="0" table:formula="of:=[.C5]*[.C4]*[.C7]" table:style-name="ce1">
            <text:p>0</text:p>
          </table:table-cell>
          <table:table-cell office:value-type="float" office:value="180000" table:formula="of:=[.D5]*[.D4]*[.C7]" table:style-name="ce1">
            <text:p>180000</text:p>
          </table:table-cell>
          <table:table-cell office:value-type="float" office:value="306900" table:formula="of:=[.E5]*[.E4]*[.C7]" table:style-name="ce1">
            <text:p>306900</text:p>
          </table:table-cell>
          <table:table-cell office:value-type="float" office:value="0" table:formula="of:=[.F5]*[.F4]*[.C7]" table:style-name="ce1">
            <text:p>0</text:p>
          </table:table-cell>
          <table:table-cell office:value-type="float" office:value="0" table:formula="of:=[.G5]*[.G4]*[.C7]" table:style-name="ce1">
            <text:p>0</text:p>
          </table:table-cell>
          <table:table-cell office:value-type="float" office:value="0" table:formula="of:=[.H5]*[.H4]*[.C7]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uma de los pesos</text:p>
          </table:table-cell>
          <table:table-cell office:value-type="float" office:value="486900" table:formula="of:=SUM([.C9:.H9])" table:style-name="ce1">
            <text:p>4869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um de los sensores</text:p>
          </table:table-cell>
          <table:table-cell office:value-type="float" office:value="1923" table:formula="of:=SUM([.C5:.H5])" table:style-name="ce1">
            <text:p>192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edia</text:p>
          </table:table-cell>
          <table:table-cell office:value-type="float" office:value="253.19812792511701" table:formula="of:=[.C11]/[.C13]" table:style-name="ce1">
            <text:p>253,1981279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sición</text:p>
          </table:table-cell>
          <table:table-cell office:value-type="float" office:value="-96.801872074882994" table:formula="of:=[.C15]-(6+1)*[.C7]/2" table:style-name="ce1">
            <text:p>-96,80187207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resaj</meta:initial-creator>
    <dc:creator>resaj</dc:creator>
    <meta:creation-date>2017-11-01T14:24:30Z</meta:creation-date>
    <dc:date>2017-11-05T17:15:25Z</dc:date>
  </office:meta>
</office:document-meta>
</file>